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3f2fd" draw:textarea-horizontal-align="justify" draw:textarea-vertical-align="middle" draw:auto-grow-height="false" fo:min-height="10.25cm" fo:min-width="5.5cm" loext:decorative="false"/>
    </style:style>
    <style:style style:name="gr2" style:family="graphic" style:parent-style-name="standard">
      <style:graphic-properties svg:stroke-color="#ff5722" draw:fill-color="#fbe9e7" draw:textarea-horizontal-align="justify" draw:textarea-vertical-align="middle" draw:auto-grow-height="false" fo:min-height="10.25cm" fo:min-width="5.5cm" loext:decorative="false"/>
    </style:style>
    <style:style style:name="gr3" style:family="graphic" style:parent-style-name="standard">
      <style:graphic-properties svg:stroke-color="#e57373" draw:fill-color="#ffccbc" draw:textarea-horizontal-align="justify" draw:textarea-vertical-align="middle" draw:auto-grow-height="false" fo:min-height="6.451cm" fo:min-width="4.197cm" loext:decorative="false"/>
    </style:style>
    <style:style style:name="gr4" style:family="graphic" style:parent-style-name="standard">
      <style:graphic-properties svg:stroke-color="#536dfe" draw:fill-color="#bbdefb" draw:textarea-horizontal-align="justify" draw:textarea-vertical-align="middle" draw:auto-grow-height="false" fo:min-height="6.451cm" fo:min-width="4.197cm" loext:decorative="false"/>
    </style:style>
    <style:style style:name="gr5" style:family="graphic" style:parent-style-name="objectwithoutfill">
      <style:graphic-properties svg:stroke-color="#ff5722" draw:marker-end="Puntas_20_de_20_flecha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48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5cm" loext:decorative="false"/>
      <style:paragraph-properties style:writing-mode="lr-tb"/>
    </style:style>
    <style:style style:name="gr10" style:family="graphic" style:parent-style-name="objectwithoutfill">
      <style:graphic-properties svg:stroke-color="#e64a19" draw:marker-end="Puntas_20_de_20_flecha_20_3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e64a19" draw:marker-end="Puntas_20_de_20_flecha_20_4" draw:marker-end-width="0.3cm" draw:fill="none" draw:textarea-vertical-align="middle" loext:decorative="false"/>
    </style:style>
    <style:style style:name="gr12" style:family="graphic" style:parent-style-name="standard">
      <style:graphic-properties draw:stroke="dash" draw:stroke-dash="Dot_20__28_Rounded_29_" svg:stroke-width="0.1cm" svg:stroke-color="#e64a19" draw:marker-start-width="0.35cm" draw:marker-end-width="0.35cm" svg:stroke-linecap="round" draw:fill="none" draw:textarea-horizontal-align="justify" draw:textarea-vertical-align="middle" draw:auto-grow-height="false" fo:min-height="12.25cm" fo:min-width="10.5cm" fo:padding-top="0.175cm" fo:padding-bottom="0.175cm" fo:padding-left="0.3cm" fo:padding-right="0.3cm" loext:decorative="false"/>
    </style:style>
    <style:style style:name="gr13" style:family="graphic" style:parent-style-name="standard">
      <style:graphic-properties draw:stroke="dash" draw:stroke-dash="Dot_20__28_Rounded_29_" svg:stroke-width="0.1cm" draw:marker-start-width="0.35cm" draw:marker-end-width="0.35cm" svg:stroke-linecap="round" draw:fill="none" draw:textarea-horizontal-align="justify" draw:textarea-vertical-align="middle" draw:auto-grow-height="false" fo:min-height="12.15cm" fo:min-width="10.4cm" fo:padding-top="0.175cm" fo:padding-bottom="0.175cm" fo:padding-left="0.3cm" fo:padding-right="0.3cm" loext:decorative="false"/>
    </style:style>
    <style:style style:name="gr14" style:family="graphic" style:parent-style-name="standard">
      <style:graphic-properties draw:stroke="none" svg:stroke-color="#000000" draw:fill="solid" draw:fill-color="#66bb6a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897b" draw:fill="solid" draw:fill-color="#66bb6a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16" style:family="graphic" style:parent-style-name="objectwithoutfill">
      <style:graphic-properties svg:stroke-color="#e64a19" draw:fill="none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36cm" loext:decorative="false"/>
      <style:paragraph-properties style:writing-mode="lr-tb"/>
    </style:style>
    <style:style style:name="gr19" style:family="graphic" style:parent-style-name="objectwithoutfill">
      <style:graphic-properties svg:stroke-color="#3465a4" draw:marker-end="Puntas_20_de_20_flecha_20_3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3465a4" draw:marker-end="Puntas_20_de_20_flecha_20_4" draw:marker-end-width="0.3cm" draw:fill="none" draw:textarea-vertical-align="middle" loext:decorative="false"/>
    </style:style>
    <style:style style:name="gr21" style:family="graphic" style:parent-style-name="objectwithoutfill">
      <style:graphic-properties svg:stroke-color="#3465a4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236cm" loext:decorative="false"/>
      <style:paragraph-properties style:writing-mode="lr-tb"/>
    </style:style>
    <style:style style:name="gr23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textarea-vertical-align="middle" draw:auto-grow-height="true" draw:auto-grow-width="false" fo:min-height="0.789cm" fo:min-width="0cm" fo:padding-top="0cm" fo:padding-bottom="0cm" fo:padding-left="0.125cm" fo:padding-right="0.125cm" loext:decorative="false"/>
      <style:paragraph-properties style:writing-mode="lr-tb"/>
    </style:style>
    <style:style style:name="gr24" style:family="graphic" style:parent-style-name="standard">
      <style:graphic-properties draw:stroke="solid" svg:stroke-width="0.1cm" svg:stroke-color="#000000" draw:marker-start-width="0.05cm" draw:marker-end-width="0.05cm" draw:fill="solid" draw:fill-color="#fff176" draw:textarea-horizontal-align="left" draw:auto-grow-height="true" draw:auto-grow-width="true" fo:min-height="1.258cm" fo:min-width="10.509cm" fo:padding-top="0.175cm" fo:padding-bottom="0.175cm" fo:padding-left="0.3cm" fo:padding-right="0.3cm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draw:textarea-vertical-align="middle" draw:auto-grow-height="false" fo:min-height="0.698cm" fo:min-width="0cm" fo:wrap-option="wrap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 loext:decorative="false"/>
      <style:paragraph-properties style:writing-mode="lr-tb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 loext:decorative="false"/>
    </style:style>
    <style:style style:name="P1" style:family="paragraph">
      <loext:graphic-properties draw:fill-color="#e3f2fd"/>
      <style:paragraph-properties fo:text-align="center"/>
    </style:style>
    <style:style style:name="P2" style:family="paragraph">
      <loext:graphic-properties draw:fill-color="#fbe9e7"/>
      <style:paragraph-properties fo:text-align="center"/>
    </style:style>
    <style:style style:name="P3" style:family="paragraph">
      <loext:graphic-properties draw:fill-color="#ffccbc"/>
      <style:paragraph-properties fo:text-align="center"/>
    </style:style>
    <style:style style:name="P4" style:family="paragraph">
      <loext:graphic-properties draw:fill-color="#bbdefb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0.5pt" fo:letter-spacing="-0.03cm" fo:background-color="transparent" style:font-size-asian="10.5pt" style:font-size-complex="10.5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solid" draw:fill-color="#66bb6a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0pt" fo:letter-spacing="-0.03cm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solid" draw:fill-color="#fff176"/>
      <style:text-properties fo:font-size="32pt" style:text-underline-style="solid" style:text-underline-width="auto" style:text-underline-color="font-color" fo:font-weight="bold" style:font-size-asian="32pt" style:font-size-complex="32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-color="#000000"/>
      <style:paragraph-properties fo:text-align="center"/>
    </style:style>
    <style:style style:name="T1" style:family="text">
      <style:text-properties fo:font-size="10.5pt" fo:letter-spacing="-0.03cm" fo:background-color="transparen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letter-spacing="-0.03cm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32pt" style:text-underline-style="solid" style:text-underline-width="auto" style:text-underline-color="font-color" fo:font-weight="bold" style:font-size-asian="32pt" style:font-size-complex="32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cm" svg:height="10.5cm" svg:x="22.5cm" svg:y="8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10.5cm" svg:x="12.25cm" svg:y="8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97cm" svg:height="6.701cm" svg:x="13.5cm" svg:y="10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97cm" svg:height="6.701cm" svg:x="22.5cm" svg:y="10.699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8.197cm" svg:y1="12.15cm" svg:x2="22.447cm" svg:y2="12.15cm">
          <text:p/>
        </draw:line>
        <draw:line draw:style-name="gr6" draw:text-style-name="P5" draw:layer="layout" svg:x1="22.447cm" svg:y1="15.65cm" svg:x2="18.197cm" svg:y2="15.65cm">
          <text:p/>
        </draw:line>
        <draw:frame draw:style-name="gr7" draw:text-style-name="P6" draw:layer="layout" svg:width="2.725cm" svg:height="0.962cm" svg:x="11.25cm" svg:y="6.688cm">
          <draw:text-box>
            <text:p>FPGA 1</text:p>
          </draw:text-box>
        </draw:frame>
        <draw:frame draw:style-name="gr7" draw:text-style-name="P6" draw:layer="layout" svg:width="2.725cm" svg:height="0.962cm" svg:x="26.025cm" svg:y="6.65cm">
          <draw:text-box>
            <text:p>FPGA 2</text:p>
          </draw:text-box>
        </draw:frame>
        <draw:frame draw:style-name="gr8" draw:text-style-name="P7" draw:layer="layout" svg:width="3.986cm" svg:height="0.662cm" svg:x="18.5cm" svg:y="11.4cm">
          <draw:text-box>
            <text:p><text:span text:style-name="T1">12.5Gbps x N.º Channels</text:span></text:p>
          </draw:text-box>
        </draw:frame>
        <draw:frame draw:style-name="gr8" draw:text-style-name="P7" draw:layer="layout" svg:width="3.986cm" svg:height="0.662cm" svg:x="18.514cm" svg:y="14.988cm">
          <draw:text-box>
            <text:p><text:span text:style-name="T1">12.5Gbps x N.º Channels</text:span></text:p>
          </draw:text-box>
        </draw:frame>
        <draw:frame draw:style-name="gr9" draw:text-style-name="P8" draw:layer="layout" svg:width="2.695cm" svg:height="0.725cm" svg:x="14.55cm" svg:y="13.8cm">
          <draw:text-box>
            <text:p><text:span text:style-name="T2">Transceiver</text:span></text:p>
          </draw:text-box>
        </draw:frame>
        <draw:frame draw:style-name="gr9" draw:text-style-name="P8" draw:layer="layout" svg:width="2.695cm" svg:height="0.725cm" svg:x="23.555cm" svg:y="13.675cm">
          <draw:text-box>
            <text:p><text:span text:style-name="T2">Transceiver</text:span></text:p>
          </draw:text-box>
        </draw:frame>
        <draw:line draw:style-name="gr10" draw:text-style-name="P5" draw:layer="layout" svg:x1="11.25cm" svg:y1="12.05cm" svg:x2="12.25cm" svg:y2="12.05cm">
          <text:p/>
        </draw:line>
        <draw:line draw:style-name="gr11" draw:text-style-name="P5" draw:layer="layout" svg:x1="12.25cm" svg:y1="12.65cm" svg:x2="11.25cm" svg:y2="12.65cm">
          <text:p/>
        </draw:line>
        <draw:custom-shape draw:style-name="gr12" draw:text-style-name="P5" draw:layer="layout" svg:width="11cm" svg:height="12.5cm" svg:x="7.25cm" svg:y="7.6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1cm" svg:height="12.5cm" svg:x="22.5cm" svg:y="7.6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2.5cm" svg:height="0.725cm" svg:x="14.7cm" svg:y="9.501cm">
          <draw:text-box>
            <text:p><text:span text:style-name="T2">OpenFibre</text:span></text:p>
          </draw:text-box>
        </draw:frame>
        <draw:frame draw:style-name="gr15" draw:text-style-name="P9" draw:layer="layout" svg:width="2.5cm" svg:height="0.725cm" svg:x="23.75cm" svg:y="9.4cm">
          <draw:text-box>
            <text:p><text:span text:style-name="T2">OpenFibre</text:span></text:p>
          </draw:text-box>
        </draw:frame>
        <draw:line draw:style-name="gr16" draw:text-style-name="P5" draw:layer="layout" svg:x1="11.75cm" svg:y1="11.8cm" svg:x2="11.5cm" svg:y2="12.3cm">
          <text:p/>
        </draw:line>
        <draw:line draw:style-name="gr16" draw:text-style-name="P5" draw:layer="layout" svg:x1="12cm" svg:y1="12.4cm" svg:x2="11.75cm" svg:y2="12.9cm">
          <text:p/>
        </draw:line>
        <draw:frame draw:style-name="gr17" draw:text-style-name="P10" draw:layer="layout" svg:width="2.49cm" svg:height="0.645cm" svg:x="8.85cm" svg:y="11.75cm">
          <draw:text-box>
            <text:p><text:span text:style-name="T3">Input data[31:0]</text:span></text:p>
          </draw:text-box>
        </draw:frame>
        <draw:frame draw:style-name="gr18" draw:text-style-name="P10" draw:layer="layout" svg:width="2.736cm" svg:height="0.645cm" svg:x="8.7cm" svg:y="12.3cm">
          <draw:text-box>
            <text:p><text:span text:style-name="T3">Output data[31:0]</text:span></text:p>
          </draw:text-box>
        </draw:frame>
        <draw:line draw:style-name="gr19" draw:text-style-name="P5" draw:layer="layout" svg:x1="28.55cm" svg:y1="12.505cm" svg:x2="29.55cm" svg:y2="12.505cm">
          <text:p/>
        </draw:line>
        <draw:line draw:style-name="gr20" draw:text-style-name="P5" draw:layer="layout" svg:x1="29.55cm" svg:y1="11.905cm" svg:x2="28.55cm" svg:y2="11.905cm">
          <text:p/>
        </draw:line>
        <draw:line draw:style-name="gr21" draw:text-style-name="P5" draw:layer="layout" svg:x1="29.05cm" svg:y1="12.255cm" svg:x2="28.8cm" svg:y2="12.755cm">
          <text:p/>
        </draw:line>
        <draw:line draw:style-name="gr21" draw:text-style-name="P5" draw:layer="layout" svg:x1="29.3cm" svg:y1="11.655cm" svg:x2="29.05cm" svg:y2="12.155cm">
          <text:p/>
        </draw:line>
        <draw:frame draw:style-name="gr17" draw:text-style-name="P10" draw:layer="layout" svg:width="2.49cm" svg:height="0.645cm" svg:x="29.5cm" svg:y="11.605cm">
          <draw:text-box>
            <text:p><text:span text:style-name="T3">Input data[31:0]</text:span></text:p>
          </draw:text-box>
        </draw:frame>
        <draw:frame draw:style-name="gr22" draw:text-style-name="P10" draw:layer="layout" svg:width="2.736cm" svg:height="0.645cm" svg:x="29.4cm" svg:y="12.15cm">
          <draw:text-box>
            <text:p><text:span text:style-name="T3">Output data[31:0]</text:span></text:p>
          </draw:text-box>
        </draw:frame>
        <draw:frame draw:style-name="gr23" draw:text-style-name="P12" draw:layer="layout" svg:width="3.75cm" svg:height="0.789cm" svg:x="13.75cm" svg:y="18.25cm">
          <draw:text-box>
            <text:p text:style-name="P11"><text:span text:style-name="T4"><text:s/></text:span><text:span text:style-name="T4">Freq_data = 200MHz</text:span></text:p>
          </draw:text-box>
        </draw:frame>
        <draw:frame draw:style-name="gr23" draw:text-style-name="P12" draw:layer="layout" svg:width="3.75cm" svg:height="0.789cm" svg:x="23.25cm" svg:y="18.211cm">
          <draw:text-box>
            <text:p text:style-name="P11"><text:span text:style-name="T4"><text:s/></text:span><text:span text:style-name="T4">Freq_data = 200MHz</text:span></text:p>
          </draw:text-box>
        </draw:frame>
        <draw:frame draw:style-name="gr24" draw:text-style-name="P13" draw:layer="layout" svg:width="11.151cm" svg:height="1.617cm" svg:x="14.25cm" svg:y="4.042cm">
          <draw:text-box>
            <text:p><text:span text:style-name="T5">OpenFibre Protocol</text:span></text:p>
          </draw:text-box>
        </draw:frame>
        <draw:custom-shape draw:style-name="gr25" draw:text-style-name="P5" draw:layer="layout" svg:width="0.25cm" svg:height="1cm" svg:x="8.6cm" svg:y="11.9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4" draw:layer="layout" svg:width="1.25cm" svg:height="0.887cm" svg:x="7.65cm" svg:y="12.2cm">
          <draw:text-box>
            <text:p><text:span text:style-name="T6">CH0</text:span></text:p>
          </draw:text-box>
        </draw:frame>
        <draw:line draw:style-name="gr10" draw:text-style-name="P5" draw:layer="layout" svg:x1="11.251cm" svg:y1="15.751cm" svg:x2="12.251cm" svg:y2="15.751cm">
          <text:p/>
        </draw:line>
        <draw:line draw:style-name="gr11" draw:text-style-name="P5" draw:layer="layout" svg:x1="12.251cm" svg:y1="16.351cm" svg:x2="11.251cm" svg:y2="16.351cm">
          <text:p/>
        </draw:line>
        <draw:line draw:style-name="gr16" draw:text-style-name="P5" draw:layer="layout" svg:x1="11.751cm" svg:y1="15.501cm" svg:x2="11.501cm" svg:y2="16.001cm">
          <text:p/>
        </draw:line>
        <draw:line draw:style-name="gr16" draw:text-style-name="P5" draw:layer="layout" svg:x1="12.001cm" svg:y1="16.101cm" svg:x2="11.751cm" svg:y2="16.601cm">
          <text:p/>
        </draw:line>
        <draw:frame draw:style-name="gr17" draw:text-style-name="P10" draw:layer="layout" svg:width="2.49cm" svg:height="0.645cm" svg:x="8.851cm" svg:y="15.451cm">
          <draw:text-box>
            <text:p><text:span text:style-name="T3">Input data[31:0]</text:span></text:p>
          </draw:text-box>
        </draw:frame>
        <draw:frame draw:style-name="gr18" draw:text-style-name="P10" draw:layer="layout" svg:width="2.736cm" svg:height="0.645cm" svg:x="8.701cm" svg:y="16.001cm">
          <draw:text-box>
            <text:p><text:span text:style-name="T3">Output data[31:0]</text:span></text:p>
          </draw:text-box>
        </draw:frame>
        <draw:custom-shape draw:style-name="gr25" draw:text-style-name="P5" draw:layer="layout" svg:width="0.25cm" svg:height="1cm" svg:x="8.601cm" svg:y="15.6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4" draw:layer="layout" svg:width="1.25cm" svg:height="0.887cm" svg:x="7.651cm" svg:y="15.901cm">
          <draw:text-box>
            <text:p><text:span text:style-name="T6">CH7</text:span></text:p>
          </draw:text-box>
        </draw:frame>
        <draw:custom-shape draw:style-name="gr27" draw:text-style-name="P15" draw:layer="layout" svg:width="0.25cm" svg:height="0.25cm" svg:x="10.1cm" svg:y="13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25cm" svg:height="0.25cm" svg:x="10.101cm" svg:y="14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0.25cm" svg:height="0.25cm" svg:x="10.101cm" svg:y="1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25cm" svg:height="1cm" draw:transform="rotate (-3.14159265358979) translate (32.199cm 12.74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4" draw:layer="layout" svg:width="1.25cm" svg:height="0.887cm" svg:x="32.05cm" svg:y="11.95cm">
          <draw:text-box>
            <text:p><text:span text:style-name="T6">CH0</text:span></text:p>
          </draw:text-box>
        </draw:frame>
        <draw:line draw:style-name="gr19" draw:text-style-name="P5" draw:layer="layout" svg:x1="28.55cm" svg:y1="16.305cm" svg:x2="29.55cm" svg:y2="16.305cm">
          <text:p/>
        </draw:line>
        <draw:line draw:style-name="gr20" draw:text-style-name="P5" draw:layer="layout" svg:x1="29.55cm" svg:y1="15.705cm" svg:x2="28.55cm" svg:y2="15.705cm">
          <text:p/>
        </draw:line>
        <draw:line draw:style-name="gr21" draw:text-style-name="P5" draw:layer="layout" svg:x1="29.05cm" svg:y1="16.055cm" svg:x2="28.8cm" svg:y2="16.555cm">
          <text:p/>
        </draw:line>
        <draw:line draw:style-name="gr21" draw:text-style-name="P5" draw:layer="layout" svg:x1="29.3cm" svg:y1="15.455cm" svg:x2="29.05cm" svg:y2="15.955cm">
          <text:p/>
        </draw:line>
        <draw:frame draw:style-name="gr17" draw:text-style-name="P10" draw:layer="layout" svg:width="2.49cm" svg:height="0.645cm" svg:x="29.5cm" svg:y="15.405cm">
          <draw:text-box>
            <text:p><text:span text:style-name="T3">Input data[31:0]</text:span></text:p>
          </draw:text-box>
        </draw:frame>
        <draw:frame draw:style-name="gr22" draw:text-style-name="P10" draw:layer="layout" svg:width="2.736cm" svg:height="0.645cm" svg:x="29.4cm" svg:y="15.95cm">
          <draw:text-box>
            <text:p><text:span text:style-name="T3">Output data[31:0]</text:span></text:p>
          </draw:text-box>
        </draw:frame>
        <draw:custom-shape draw:style-name="gr25" draw:text-style-name="P5" draw:layer="layout" svg:width="0.25cm" svg:height="1cm" draw:transform="rotate (-3.14159265358979) translate (32.199cm 16.54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4" draw:layer="layout" svg:width="1.25cm" svg:height="0.887cm" svg:x="32.05cm" svg:y="15.75cm">
          <draw:text-box>
            <text:p><text:span text:style-name="T6">CH7</text:span></text:p>
          </draw:text-box>
        </draw:frame>
        <draw:custom-shape draw:style-name="gr27" draw:text-style-name="P15" draw:layer="layout" svg:width="0.25cm" svg:height="0.25cm" svg:x="30.249cm" svg:y="13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25cm" svg:height="0.25cm" svg:x="30.25cm" svg:y="14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0.25cm" svg:height="0.25cm" svg:x="30.25cm" svg:y="1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11:53:42.350992358</meta:creation-date>
    <dc:date>2024-09-01T16:45:53.222697449</dc:date>
    <meta:editing-duration>PT13M55S</meta:editing-duration>
    <meta:editing-cycles>2</meta:editing-cycles>
    <meta:generator>LibreOffice/24.2.4.2$Linux_X86_64 LibreOffice_project/420$Build-2</meta:generator>
    <meta:document-statistic meta:object-count="57"/>
  </office:meta>
</office:document-meta>
</file>